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08bfc6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5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8bfc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8bfc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08bfc6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08bfc6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08bfc6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7387" officeooo:paragraph-rsid="000eadac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0238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 fo:orphans="2" fo:widows="2"/>
      <style:text-properties fo:color="#000000" style:font-name="Liberation Serif" fo:font-size="14pt" officeooo:paragraph-rsid="000c9a84"/>
    </style:style>
    <style:style style:name="P18" style:family="paragraph" style:parent-style-name="Text_20_body">
      <style:paragraph-properties fo:text-align="start" style:justify-single-word="false" fo:orphans="2" fo:widows="2"/>
      <style:text-properties fo:color="#000000" style:font-name="DejaVu Sans Mono" fo:font-size="10.5pt" officeooo:rsid="000c9a84" officeooo:paragraph-rsid="000c9a84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adac" officeooo:paragraph-rsid="000eadac" style:font-size-asian="12.25pt" style:font-weight-asian="normal" style:font-size-complex="14pt" style:font-weight-complex="normal"/>
    </style:style>
    <style:style style:name="P2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0238f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22" style:family="paragraph" style:parent-style-name="Text_20_body" style:list-style-name="L1">
      <style:paragraph-properties fo:text-align="start" style:justify-single-word="false" fo:orphans="2" fo:widows="2"/>
      <style:text-properties officeooo:rsid="0010238f" officeooo:paragraph-rsid="0010238f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10238f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8bfc6" style:font-size-asian="12.25pt" style:font-weight-asian="normal" style:font-size-complex="14pt" style:font-weight-complex="normal"/>
    </style:style>
    <style:style style:name="T12" style:family="text">
      <style:text-properties officeooo:rsid="001917aa"/>
    </style:style>
    <style:style style:name="T13" style:family="text">
      <style:text-properties officeooo:rsid="001e92b2"/>
    </style:style>
    <style:style style:name="T14" style:family="text">
      <style:text-properties officeooo:rsid="001ba69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e8ff" style:font-weight-asian="normal" style:font-weight-complex="normal"/>
    </style:style>
    <style:style style:name="T17" style:family="text">
      <style:text-properties fo:font-weight="normal" officeooo:rsid="000eadac" style:font-weight-asian="normal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ejaVu Sans Mono" fo:font-size="10.5pt"/>
    </style:style>
    <style:style style:name="T20" style:family="text">
      <style:text-properties style:font-name="DejaVu Sans Mono" fo:font-size="10.5pt" officeooo:rsid="000ac4e8"/>
    </style:style>
    <style:style style:name="T21" style:family="text">
      <style:text-properties style:font-name="DejaVu Sans Mono" fo:font-size="10.5pt" officeooo:rsid="000c9a84"/>
    </style:style>
    <style:style style:name="T22" style:family="text">
      <style:text-properties officeooo:rsid="000ead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35_587979201"/>МОСКОВСКИЙ АВИАЦИОННЫЙ ИНСТИТУТ</text:p>
      <text:p text:style-name="P3">(НАЦИОНАЛЬНЫЙ ИССЛЕДОВАТЕЛЬСКИЙ УНИВЕРСИТЕТ)</text:p>
      <text:p text:style-name="P3">Факультет <text:span text:style-name="T1">информационных технологий и </text:span>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7">Отчет по <text:span text:style-name="T2">лабораторной работе №1</text:span></text:p>
      <text:p text:style-name="P9"><text:span text:style-name="T4">«</text:span><text:span text:style-name="T18">Токенизация</text:span><text:span text:style-name="T4">»</text:span></text:p>
      <text:p text:style-name="P8">по курсу</text:p>
      <text:p text:style-name="P9"><text:span text:style-name="T3">«</text:span><text:span text:style-name="T6">Обработка искуственного языка</text:span><text:span text:style-name="T3">»</text:span></text:p>
      <text:p text:style-name="P4"/>
      <text:p text:style-name="P4"/>
      <text:p text:style-name="P4"/>
      <text:p text:style-name="P4"/>
      <text:p text:style-name="P5">Группа: М80-10<text:span text:style-name="T12">6</text:span>М</text:p>
      <text:p text:style-name="P5">Выполнил: <text:span text:style-name="T13">Забелин М. К.</text:span></text:p>
      <text:p text:style-name="P5">Преподаватель: Калинин А.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осква, 201<text:bookmark-end text:name="__DdeLink__335_587979201"/><text:span text:style-name="T14">9</text:span></text:p>
      <text:p text:style-name="P10"><text:soft-page-break/><text:span text:style-name="T7">Л</text:span><text:span text:style-name="T8">абораторная работа №1. <text:s/></text:span><text:span text:style-name="T5">Токенизация</text:span></text:p>
      <text:p text:style-name="P2">Нужно реализовать процесс разбиения текстов документов на токены, который потом будет использоваться при индексации. Для этого потребуется выработать правила, по которым текст делится на токены. Необходимо описать их в отчёте, указать достоинства и недостатки выбранного метода. Привести примеры токенов, которые были выделены неудачно, объяснить, как можно было бы поправить правила, чтобы исправить найденные проблемы. В результатах выполнения работы нужно указать следующие статистические данные: </text:p>
      <text:p text:style-name="P2">• Количество токенов. </text:p>
      <text:p text:style-name="P2">• Среднюю длину токена. </text:p>
      <text:p text:style-name="P2">Кроме того, нужно привести время выполнения программы, указать зависимость времени от объёма входных данных. Указать скорость токенизации в расчёте на килобайт входного текста. Является ли эта скорость оптимальной? Как её можно ускорить?</text:p>
      <text:p text:style-name="P13"/>
      <text:p text:style-name="P17"><text:span text:style-name="T11">На языке Python есть очень известная библиотека для решения проблем в области обработки естественного языка – nltk. В ней есть функция </text:span><text:span text:style-name="T19">word_tokenize. </text:span><text:span text:style-name="T20">Однако мне не понравилось, как она справляется с разбиением текста на слова, так как скобки и знаки препинания она воспринимает в качестве полноценных слов. </text:span><text:span text:style-name="T21">Например, для статьи “Acer beTouch E110. Первый взгляд” были найдены следующие токены. Точку и дефис не нужно было включать.</text:span></text:p>
      <text:p text:style-name="P18">клавиша </text:p>
      <text:p text:style-name="P18">громкости </text:p>
      <text:p text:style-name="P18">. </text:p>
      <text:p text:style-name="P18">Кнопки </text:p>
      <text:p text:style-name="P18">камеры </text:p>
      <text:p text:style-name="P18">нет </text:p>
      <text:p text:style-name="P18">– </text:p>
      <text:p text:style-name="P18">видимо </text:p>
      <text:p text:style-name="P14"/>
      <text:p text:style-name="P15">Проанализировав нежелательные токены, я включил их все в один список, и перед запись в файл проверяю текущий токен на вхождение в этот список, и пишу в файл только если его нет в списке. Никаких потерь от того, что знаков препинания в виде отдельных токенов, нет, так как вряд ли кому-то в голову придет мысль искать их. <text:span text:style-name="T22">Также </text:span>было решено не писать повторяющиеся токены <text:soft-page-break/>в файл (до этого одни и те же предлоги встречались много раз). Поэтому было решено хранить в одном экземпляры токены. Для этоговместо списка использую set. <text:span text:style-name="T22">Это позволило ускорить процесс в 1.5 раза.</text:span></text:p>
      <text:p text:style-name="P15">Время работы чистой nltk: <text:span text:style-name="T22">109249.962 ms</text:span><text:tab/></text:p>
      <text:p text:style-name="P15">Время работы nltk с моей валидацей токенов <text:span text:style-name="T22">и использованием set</text:span>: <text:s/><text:span text:style-name="T22">111621.567 ms.</text:span></text:p>
      <text:p text:style-name="P15"/>
      <text:p text:style-name="P19">Соответственно, токены всех документов можно посмотреть в корне проекта в папках bad_tokens (с токенами в виде отдельных символов) и good_tokens c токенами без повторений и без нежелательных токенов.</text:p>
      <text:p text:style-name="P16">Статистические данные:</text:p>
      <text:list xml:id="list1859781578211904297" text:style-name="L1">
        <text:list-item>
          <text:p text:style-name="P20">общее кол-во токенов во всхе документах (токены из разных документов могут совпадать): 2909903</text:p>
        </text:list-item>
        <text:list-item>
          <text:p text:style-name="P22"><text:span text:style-name="T10">С</text:span><text:span text:style-name="T9">редний размер токена: 7 символов</text:span></text:p>
        </text:list-item>
      </text:list>
      <text:p text:style-name="P16"/>
      <text:p text:style-name="P21"/>
      <text:p text:style-name="P11">Вывод</text:p>
      <text:p text:style-name="P6"><text:span text:style-name="T15"><text:tab/></text:span><text:span text:style-name="T16">В ходе выполнения лабораторной я </text:span><text:span text:style-name="T17">познакомился с библиотекой nltk для Python и выделил ее слабые стороны.</text:span></text:p>
      <text:p text:style-name="P6"/>
      <text:p text:style-name="P12">Ссылка на Git репозиторий</text:p>
      <text:p text:style-name="P1">https://github.com/Mikhail-Z/MAI/tree/master/sem10/Informational%20Search/<text:span text:style-name="T22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20:52.344333826</meta:creation-date>
    <dc:date>2019-05-11T10:22:48.377609202</dc:date>
    <meta:editing-duration>PT9M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37" meta:word-count="401" meta:character-count="2895" meta:non-whitespace-character-count="2516"/>
  </office:meta>
</office:document-meta>
</file>